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000000075C60AFA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cc" draw:fill-color="#dddddd" draw:textarea-horizontal-align="justify" draw:textarea-vertical-align="middle" draw:auto-grow-height="false" fo:min-height="0.893cm" fo:min-width="3.945cm" draw:shadow="hidden"/>
    </style:style>
    <style:style style:name="gr4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3.872cm" svg:height="1.361cm" svg:x="1.041cm" svg:y="6.007cm">
            <draw:text-box>
              <text:p text:style-name="P1"><text:span text:style-name="T1">Primary Cache</text:span></text:p>
            </draw:text-box>
          </draw:frame>
          <draw:g>
            <draw:frame draw:style-name="gr2" draw:text-style-name="P3" draw:layer="layout" svg:width="2.116cm" svg:height="3.095cm" svg:x="1.56cm" svg:y="1.612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1.941cm" svg:y="2.223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2.279cm" svg:y="2.858cm">
              <draw:image xlink:href="Pictures/100002010000005000000075C60AFA4C.png" xlink:type="simple" xlink:show="embed" xlink:actuate="onLoad">
                <text:p/>
              </draw:image>
            </draw:frame>
          </draw:g>
        </draw:g>
        <draw:g>
          <draw:frame draw:style-name="gr1" draw:text-style-name="P2" draw:layer="layout" svg:width="4.507cm" svg:height="1.361cm" svg:x="0.724cm" svg:y="12.326cm">
            <draw:text-box>
              <text:p text:style-name="P1"><text:span text:style-name="T1">Secondary Cache</text:span></text:p>
            </draw:text-box>
          </draw:frame>
          <draw:g>
            <draw:frame draw:style-name="gr2" draw:text-style-name="P3" draw:layer="layout" svg:width="2.116cm" svg:height="3.095cm" svg:x="1.56cm" svg:y="7.931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1.941cm" svg:y="8.542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2.279cm" svg:y="9.177cm">
              <draw:image xlink:href="Pictures/100002010000005000000075C60AFA4C.png" xlink:type="simple" xlink:show="embed" xlink:actuate="onLoad">
                <text:p/>
              </draw:image>
            </draw:frame>
          </draw:g>
        </draw:g>
        <draw:g>
          <draw:frame draw:style-name="gr1" draw:text-style-name="P2" draw:layer="layout" svg:width="3.745cm" svg:height="1.361cm" svg:x="1.105cm" svg:y="18.689cm">
            <draw:text-box>
              <text:p text:style-name="P1"><text:span text:style-name="T1">Tertiary Cache</text:span></text:p>
            </draw:text-box>
          </draw:frame>
          <draw:g>
            <draw:frame draw:style-name="gr2" draw:text-style-name="P3" draw:layer="layout" svg:width="2.116cm" svg:height="3.095cm" svg:x="1.56cm" svg:y="14.294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1.941cm" svg:y="14.905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2.279cm" svg:y="15.54cm">
              <draw:image xlink:href="Pictures/100002010000005000000075C60AFA4C.png" xlink:type="simple" xlink:show="embed" xlink:actuate="onLoad">
                <text:p/>
              </draw:image>
            </draw:frame>
          </draw:g>
        </draw:g>
        <draw:custom-shape draw:style-name="gr3" draw:text-style-name="P5" draw:layer="layout" svg:width="4.445cm" svg:height="1.143cm" svg:x="7.263cm" svg:y="3.919cm">
          <text:p text:style-name="P4"><text:span text:style-name="T1">ls 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445cm" svg:height="1.143cm" svg:x="7.263cm" svg:y="10.238cm">
          <text:p text:style-name="P4"><text:span text:style-name="T1">tc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4.445cm" svg:height="1.143cm" svg:x="7.263cm" svg:y="16.601cm">
          <text:p text:style-name="P4"><text:span text:style-name="T1">alt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143cm" svg:x="14.91cm" svg:y="16.621cm">
          <text:p text:style-name="P4"><text:span text:style-name="T1">cach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422cm" svg:y1="5.064cm" svg:x2="9.422cm" svg:y2="10.271cm">
          <text:p/>
        </draw:line>
        <draw:line draw:style-name="gr4" draw:text-style-name="P3" draw:layer="layout" svg:x1="10.311cm" svg:y1="5.064cm" svg:x2="17.169cm" svg:y2="16.621cm">
          <text:p/>
        </draw:line>
        <draw:line draw:style-name="gr4" draw:text-style-name="P3" draw:layer="layout" svg:x1="9.549cm" svg:y1="11.414cm" svg:x2="16.534cm" svg:y2="16.621cm">
          <text:p/>
        </draw:line>
        <draw:line draw:style-name="gr4" draw:text-style-name="P3" draw:layer="layout" svg:x1="14.883cm" svg:y1="17.256cm" svg:x2="11.708cm" svg:y2="17.256cm">
          <text:p/>
        </draw:line>
        <draw:connector draw:style-name="gr4" draw:text-style-name="P3" draw:layer="layout" draw:type="curve" draw:line-skew="-0.141cm -0.33cm" svg:x1="9.485cm" svg:y1="16.601cm" svg:x2="7.263cm" svg:y2="17.172cm" draw:start-shape="id1" draw:start-glue-point="0" draw:end-shape="id1" draw:end-glue-point="3" svg:d="M9485 16601c0-964-1527-804-2395-420s-1075 991 173 991" svg:viewBox="0 0 3103 12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32cm" fo:margin-right="0.1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</meta:initial-creator>
    <meta:creation-date>2016-01-12T19:54:22.123231318</meta:creation-date>
    <dc:date>2016-01-13T13:00:52.872641737</dc:date>
    <dc:creator>jan </dc:creator>
    <meta:editing-duration>PT1H14M9S</meta:editing-duration>
    <meta:editing-cycles>15</meta:editing-cycles>
    <meta:generator>LibreOffice/4.4.3.2$Linux_X86_64 LibreOffice_project/40m0$Build-2</meta:generator>
    <meta:document-statistic meta:object-count="27"/>
  </office:meta>
</office:document-meta>
</file>